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Code Nerd Font" svg:font-family="'FiraCode Nerd Fon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a71da"/>
    </style:style>
    <style:style style:name="P2" style:family="paragraph" style:parent-style-name="Heading_20_3">
      <style:text-properties officeooo:paragraph-rsid="000a71da"/>
    </style:style>
    <style:style style:name="P3" style:family="paragraph" style:parent-style-name="Standard">
      <style:text-properties officeooo:rsid="000692a7" officeooo:paragraph-rsid="000692a7"/>
    </style:style>
    <style:style style:name="P4" style:family="paragraph" style:parent-style-name="Standard">
      <style:text-properties fo:font-weight="bold" officeooo:rsid="000692a7" officeooo:paragraph-rsid="000692a7" style:font-weight-asian="bold" style:font-weight-complex="bold"/>
    </style:style>
    <style:style style:name="P5" style:family="paragraph" style:parent-style-name="Text_20_body">
      <style:text-properties officeooo:rsid="000692a7" officeooo:paragraph-rsid="000692a7"/>
    </style:style>
    <style:style style:name="P6" style:family="paragraph" style:parent-style-name="Text_20_body">
      <style:text-properties officeooo:rsid="0009c3d1" officeooo:paragraph-rsid="0009c3d1"/>
    </style:style>
    <style:style style:name="P7" style:family="paragraph" style:parent-style-name="Text_20_body">
      <style:text-properties fo:font-style="normal" style:text-underline-style="none" officeooo:rsid="0009c3d1" officeooo:paragraph-rsid="0009c3d1" style:font-style-asian="normal" style:font-style-complex="normal"/>
    </style:style>
    <style:style style:name="P8" style:family="paragraph" style:parent-style-name="Text_20_body">
      <style:text-properties officeooo:rsid="000a71da" officeooo:paragraph-rsid="000a71da"/>
    </style:style>
    <style:style style:name="P9" style:family="paragraph" style:parent-style-name="Text_20_body" style:list-style-name="L1">
      <style:text-properties officeooo:rsid="000a71da" officeooo:paragraph-rsid="000a71da"/>
    </style:style>
    <style:style style:name="P10" style:family="paragraph" style:parent-style-name="Text_20_body" style:list-style-name="L1">
      <style:text-properties officeooo:paragraph-rsid="000a71da"/>
    </style:style>
    <style:style style:name="P11" style:family="paragraph">
      <style:paragraph-properties fo:text-align="center"/>
    </style:style>
    <style:style style:name="P12" style:family="paragraph">
      <loext:graphic-properties draw:fill="gradient" draw:fill-gradient-name="Pastel_20_Bouquet" draw:gradient-step-count="0"/>
      <style:paragraph-properties fo:text-align="center"/>
      <style:text-properties style:font-name="FiraCode Nerd Font" fo:font-size="10pt" style:font-size-asian="10pt" style:font-size-complex="10pt"/>
    </style:style>
    <style:style style:name="P13" style:family="paragraph">
      <style:paragraph-properties fo:text-align="center"/>
      <style:text-properties style:font-name="FiraCode Nerd Font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a71da"/>
    </style:style>
    <style:style style:name="T3" style:family="text">
      <style:text-properties style:font-name="FiraCode Nerd Font" fo:font-size="10pt" style:font-size-asian="10pt" style:font-size-complex="10pt"/>
    </style:style>
    <style:style style:name="T4" style:family="text">
      <style:text-properties style:font-name="FiraCode Nerd Font" fo:font-size="8pt" style:font-size-asian="8pt" style:font-size-complex="8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writing-mode="lr-tb" loext:decorative="false" style:run-through="foreground" style:wrap="right" style:number-wrapped-paragraphs="no-limit" style:wrap-contour="false" style:vertical-pos="from-top" style:vertical-rel="paragraph" style:horizontal-pos="from-left" style:horizontal-rel="paragraph"/>
    </style:style>
    <style:style style:name="gr2" style:family="graphic">
      <style:graphic-properties draw:fill="gradient" draw:fill-gradient-name="Pastel_20_Bouquet" draw:gradient-step-count="0" draw:textarea-horizontal-align="justify" draw:textarea-vertical-align="middle" draw:auto-grow-height="false" fo:min-height="2.1484in" fo:min-width="3.0874in" draw:shadow="visible" draw:shadow-offset-x="0.0402in" draw:shadow-offset-y="0.0402in" loext:decorative="false" style:run-through="foreground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5646in" fo:min-width="1.1972in" loext:decorative="false" style:run-through="foreground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5646in" fo:min-width="0.8839in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indwerk IoT4</text:p>
      <text:p text:style-name="P4">Schooljaar 2024/2025</text:p>
      <text:p text:style-name="P4"/>
      <text:p text:style-name="P4">Lesgever: Filip Descheerder</text:p>
      <text:p text:style-name="P4">Cursist: Sam Deleu</text:p>
      <text:p text:style-name="P3"/>
      <text:p text:style-name="P3"/>
      <text:h text:style-name="Heading_20_1" text:outline-level="1">Onderwerp</text:h>
      <text:p text:style-name="P3">Starten met de basis van een telemetrie framework gebaseerd op espnow en wifi.</text:p>
      <text:p text:style-name="P3"/>
      <text:h text:style-name="Heading_20_1" text:outline-level="1">Doelstelling</text:h>
      <text:p text:style-name="P5">Het idee is dat meetpunten in een open veld niet altijd de toegang tot wifi hebben om te communiceren met de back-office voor het doorgeven van de data. <text:s/>Een vorm van peer-to-peer netwerk waarbij de gegevens van de meetsondes worden doorgegeven aan buren die wel toegang hebben kan dit probleem gedeeltelijk verhelpen.</text:p>
      <text:p text:style-name="P5">Nodes die wel toegang hebben tot de back-office kunnen op hun beurt de data doorspelen naar de backoffice.</text:p>
      <text:h text:style-name="Heading_20_1" text:outline-level="1">Werkingsprincipe</text:h>
      <text:p text:style-name="Text_20_body"><draw:g text:anchor-type="paragraph" draw:z-index="0" draw:name="DrawObject1" draw:style-name="gr1"><draw:custom-shape draw:name="Shape 5" draw:style-name="gr2" draw:text-style-name="P12" svg:width="3.0878in" svg:height="2.1488in" svg:x="3.5484in" svg:y="-0.0626in"><text:p text:style-name="P11"><text:span text:style-name="T3">EspNow Zone</text:span></text:p><draw:enhanced-geometry svg:viewBox="0 0 21600 21600" draw:type="rectangle" draw:enhanced-path="M 0 0 L 21600 0 21600 21600 0 21600 0 0 Z N"/></draw:custom-shape><draw:custom-shape draw:name="Shape 6" draw:style-name="gr2" draw:text-style-name="P12" svg:width="3.0878in" svg:height="2.1488in" svg:x="0.1701in" svg:y="-0.026in"><text:p text:style-name="P11"><text:span text:style-name="T3">Wifi Zone</text:span></text:p><draw:enhanced-geometry svg:viewBox="0 0 21600 21600" draw:type="rectangle" draw:enhanced-path="M 0 0 L 21600 0 21600 21600 0 21600 0 0 Z N"/></draw:custom-shape><draw:custom-shape draw:name="Shape 1" draw:style-name="gr3" draw:text-style-name="P13" svg:width="1.2587in" svg:height="0.626in" svg:x="2.7583in" svg:y="0.5465in"><text:p text:style-name="P11"><text:span text:style-name="T4">Gateway N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2" draw:style-name="gr4" draw:text-style-name="P13" svg:width="0.9453in" svg:height="0.626in" svg:x="5.1921in" svg:y="0.0618in"><text:p text:style-name="P11"><text:span text:style-name="T4">Sensor N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3" draw:style-name="gr4" draw:text-style-name="P13" svg:width="0.9453in" svg:height="0.626in" svg:x="0.4591in" svg:y="0.1358in"><text:p text:style-name="P11"><text:span text:style-name="T4">MQTT Serv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4" draw:style-name="gr4" draw:text-style-name="P13" svg:width="0.9453in" svg:height="0.626in" svg:x="0.4736in" svg:y="1.3929in"><text:p text:style-name="P11"><text:span text:style-name="T4">Home</text:span></text:p><text:p text:style-name="P11"><text:span text:style-name="T4">Assista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Een Node kan ofwel access hebben tot het Wifi network of niet. Naargelang deze eigenschap kan de node een bepaalde rol vervullen.</text:p>
      <text:p text:style-name="P6">Access tot Wifi: <text:span text:style-name="T1">Gateway Nodes</text:span></text:p>
      <text:p text:style-name="P6">Geen access tot Wifi: <text:span text:style-name="T1">Sensor Nodes</text:span></text:p>
      <text:p text:style-name="P7">De bedoeling is dat elke node elke rol kan vervullen om een dynamische opbouw van het telemetrie mogelijk te maken. <text:span text:style-name="T2">In de eerste versie is de rol vastgelegd in een configuratie file (config.py) die op de node aanwezig moet zijn.</text:span></text:p>
      <text:h text:style-name="Heading_20_2" text:outline-level="2"><text:soft-page-break/><text:span text:style-name="T2">Verantwoordelijkheden</text:span> per rol</text:h>
      <text:h text:style-name="Heading_20_3" text:outline-level="3">SensorNode</text:h>
      <text:list xml:id="list773461368" text:style-name="L1">
        <text:list-item>
          <text:p text:style-name="P9">Zich kenbaar maken op het netwerk</text:p>
        </text:list-item>
        <text:list-item>
          <text:p text:style-name="P10"><text:span text:style-name="T2">Uitlezen en verzamelen van data van gekoppelde sensoren</text:span></text:p>
        </text:list-item>
        <text:list-item>
          <text:p text:style-name="P9">Doorsturen naar een of meerdere gateway nodes</text:p>
        </text:list-item>
      </text:list>
      <text:h text:style-name="P2" text:outline-level="3"><text:span text:style-name="T2">Gateway</text:span>Node</text:h>
      <text:list text:continue-numbering="true" text:style-name="L1">
        <text:list-item>
          <text:p text:style-name="P9">Zich kenbaar maken op het netwerk</text:p>
        </text:list-item>
        <text:list-item>
          <text:p text:style-name="P10"><text:span text:style-name="T2">Uitlezen en verzamelen van data van gekoppelde sensoren</text:span></text:p>
        </text:list-item>
        <text:list-item>
          <text:p text:style-name="P9">Dynamisch bijhouden welke SensorNodes er in het netwerk aanwezig zijn.</text:p>
        </text:list-item>
      </text:list>
      <text:h text:style-name="P1" text:outline-level="2"/>
      <text:h text:style-name="Heading_20_2" text:outline-level="2">Stap 1:</text:h>
      <text:p text:style-name="P8">Als een node opgestart wordt, zal het in zijn configuratie kijken welke rol het moet vervulle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Code Nerd Font" svg:font-family="'FiraCode Nerd Fon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6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7:07:02.862284753</meta:creation-date>
    <dc:date>2025-06-12T07:53:22.709834741</dc:date>
    <meta:editing-duration>PT10M6S</meta:editing-duration>
    <meta:editing-cycles>1</meta:editing-cycles>
    <meta:document-statistic meta:table-count="0" meta:image-count="0" meta:object-count="0" meta:page-count="2" meta:paragraph-count="25" meta:word-count="243" meta:character-count="1487" meta:non-whitespace-character-count="1274"/>
    <meta:generator>LibreOffice/24.2.7.2$Linux_X86_64 LibreOffice_project/420$Build-2</meta:generator>
  </office:meta>
</office:document-meta>
</file>